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heads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font-size="11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9pt"/>
    </style:style>
    <style:style style:name="T2" style:family="text">
      <style:text-properties fo:font-size="11pt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4" draw:layer="layout" svg:width="5cm" svg:height="8cm" svg:x="10.55cm" svg:y="2.635cm">
          <text:p text:style-name="P4"/>
        </draw:rect>
        <draw:rect draw:style-name="gr2" draw:text-style-name="P1" draw:id="id2" draw:layer="layout" svg:width="4.5cm" svg:height="4cm" svg:x="11.05cm" svg:y="6.635cm">
          <text:p text:style-name="P4"/>
        </draw:rect>
        <draw:rect draw:style-name="gr3" draw:text-style-name="P1" draw:layer="layout" svg:width="6cm" svg:height="9.5cm" svg:x="10.05cm" svg:y="1.635cm">
          <text:p text:style-name="P4"/>
        </draw:rect>
        <draw:rect draw:style-name="gr4" draw:text-style-name="P1" draw:layer="layout" svg:width="3.5cm" svg:height="3cm" svg:x="11.55cm" svg:y="3.135cm">
          <text:p text:style-name="P4"/>
        </draw:rect>
        <draw:frame draw:style-name="gr5" draw:text-style-name="P2" draw:layer="layout" svg:width="3.5cm" svg:height="0.603cm" svg:x="11.55cm" svg:y="3.135cm">
          <draw:text-box>
            <text:p text:style-name="P2"><text:span text:style-name="T1">Verzeichnis: ABC</text:span></text:p>
          </draw:text-box>
        </draw:frame>
        <draw:frame draw:style-name="gr5" draw:text-style-name="P3" draw:layer="layout" svg:width="3cm" svg:height="0.687cm" svg:x="12.05cm" svg:y="4.135cm">
          <draw:text-box>
            <text:p text:style-name="P3"><text:span text:style-name="T2">Symbol: A</text:span></text:p>
          </draw:text-box>
        </draw:frame>
        <draw:frame draw:style-name="gr5" draw:text-style-name="P3" draw:layer="layout" svg:width="3cm" svg:height="0.687cm" svg:x="12.05cm" svg:y="4.635cm">
          <draw:text-box>
            <text:p text:style-name="P3"><text:span text:style-name="T2">Symbol: B</text:span></text:p>
          </draw:text-box>
        </draw:frame>
        <draw:frame draw:style-name="gr5" draw:text-style-name="P3" draw:layer="layout" svg:width="3cm" svg:height="0.687cm" svg:x="12.05cm" svg:y="5.135cm">
          <draw:text-box>
            <text:p text:style-name="P3"><text:span text:style-name="T2">Symbol: C</text:span></text:p>
          </draw:text-box>
        </draw:frame>
        <draw:rect draw:style-name="gr4" draw:text-style-name="P1" draw:layer="layout" svg:width="3.5cm" svg:height="3cm" svg:x="11.55cm" svg:y="7.135cm">
          <text:p text:style-name="P4"/>
        </draw:rect>
        <draw:frame draw:style-name="gr5" draw:text-style-name="P2" draw:layer="layout" svg:width="3.5cm" svg:height="0.603cm" svg:x="11.55cm" svg:y="7.135cm">
          <draw:text-box>
            <text:p text:style-name="P2"><text:span text:style-name="T1">Verzeichnis: 123</text:span></text:p>
          </draw:text-box>
        </draw:frame>
        <draw:frame draw:style-name="gr5" draw:text-style-name="P3" draw:layer="layout" svg:width="3cm" svg:height="0.687cm" svg:x="12.05cm" svg:y="8.135cm">
          <draw:text-box>
            <text:p text:style-name="P3"><text:span text:style-name="T2">Symbol: 1</text:span></text:p>
          </draw:text-box>
        </draw:frame>
        <draw:frame draw:style-name="gr5" draw:text-style-name="P3" draw:layer="layout" svg:width="3cm" svg:height="0.687cm" svg:x="12.05cm" svg:y="8.635cm">
          <draw:text-box>
            <text:p text:style-name="P3"><text:span text:style-name="T2">Symbol: 2</text:span></text:p>
          </draw:text-box>
        </draw:frame>
        <draw:frame draw:style-name="gr5" draw:text-style-name="P3" draw:layer="layout" svg:width="3cm" svg:height="0.687cm" svg:x="12.05cm" svg:y="9.135cm">
          <draw:text-box>
            <text:p text:style-name="P3"><text:span text:style-name="T2">Symbol: 3</text:span></text:p>
          </draw:text-box>
        </draw:frame>
        <draw:frame draw:style-name="gr6" draw:text-style-name="P4" draw:layer="layout" svg:width="5.5cm" svg:height="1.25cm" svg:x="10.05cm" svg:y="1.635cm">
          <draw:text-box>
            <text:p text:style-name="P4">Symbolbaum</text:p>
          </draw:text-box>
        </draw:frame>
        <draw:rect draw:style-name="gr7" draw:text-style-name="P1" draw:layer="layout" svg:width="4cm" svg:height="2.5cm" svg:x="3.05cm" svg:y="3.135cm">
          <text:p text:style-name="P5">Web</text:p>
        </draw:rect>
        <draw:frame draw:style-name="gr6" draw:text-style-name="P6" draw:id="id1" draw:layer="layout" svg:width="4cm" svg:height="1.25cm" svg:x="3.05cm" svg:y="3.135cm">
          <draw:text-box>
            <text:p text:style-name="P6"><text:span text:style-name="T3">Server:</text:span></text:p>
          </draw:text-box>
        </draw:frame>
        <draw:rect draw:style-name="gr7" draw:text-style-name="P1" draw:id="id3" draw:layer="layout" svg:width="4cm" svg:height="2.5cm" svg:x="3.05cm" svg:y="6.135cm">
          <text:p text:style-name="P5">JVisu</text:p>
        </draw:rect>
        <draw:frame draw:style-name="gr6" draw:text-style-name="P6" draw:layer="layout" svg:width="4cm" svg:height="1.25cm" svg:x="3.05cm" svg:y="6.135cm">
          <draw:text-box>
            <text:p text:style-name="P6"><text:span text:style-name="T3">Server:</text:span></text:p>
          </draw:text-box>
        </draw:frame>
        <draw:connector draw:style-name="gr8" draw:text-style-name="P1" draw:layer="layout" draw:type="curve" svg:x1="7.05cm" svg:y1="3.76cm" svg:x2="11.05cm" svg:y2="8.635cm" draw:start-shape="id1" draw:end-shape="id2" draw:end-glue-point="3">
          <text:p text:style-name="P4"/>
        </draw:connector>
        <draw:connector draw:style-name="gr8" draw:text-style-name="P1" draw:layer="layout" draw:type="curve" svg:x1="7.05cm" svg:y1="7.385cm" svg:x2="10.55cm" svg:y2="6.635cm" draw:start-shape="id3" draw:start-glue-point="1" draw:end-shape="id4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72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Win32 OpenOffice.org_project/680m104$Build-8913</meta:generator>
    <meta:initial-creator>Hannes Matuschek</meta:initial-creator>
    <meta:creation-date>2005-06-04T11:35:26</meta:creation-date>
    <dc:creator>Hannes Matuschek</dc:creator>
    <dc:date>2005-06-04T11:49:09</dc:date>
    <dc:language>en-US</dc:language>
    <meta:editing-cycles>3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